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555in" style:contextual-spacing="false"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0.222in" style:contextual-spacing="false" fo:text-align="center" style:justify-single-word="false"/>
      <style:text-properties fo:color="#555555" loext:opacity="100%" style:font-name="Arial" fo:font-size="18pt" style:font-name-asian="Arial2" style:font-size-asian="18pt" style:font-name-complex="Arial2" style:font-size-complex="18pt"/>
    </style:style>
    <style:style style:name="P3" style:family="paragraph" style:parent-style-name="Standard">
      <style:paragraph-properties fo:margin-top="0in" fo:margin-bottom="0.222in" style:contextual-spacing="false" fo:text-align="center" style:justify-single-word="false"/>
      <style:text-properties fo:color="#555555" loext:opacity="100%" style:font-name="Arial" fo:font-size="18pt" officeooo:rsid="00052073" officeooo:paragraph-rsid="00052073" style:font-name-asian="Arial2" style:font-size-asian="18pt" style:font-name-complex="Arial2" style:font-size-complex="18pt"/>
    </style:style>
    <style:style style:name="P4" style:family="paragraph" style:parent-style-name="Standard">
      <style:paragraph-properties fo:margin-top="0in" fo:margin-bottom="0.1665in" style:contextual-spacing="false" fo:padding-left="0in" fo:padding-right="0in" fo:padding-top="0in" fo:padding-bottom="0.0138in" fo:border-left="none" fo:border-right="none" fo:border-top="none" fo:border-bottom="0.74pt solid #61003f"/>
      <style:text-properties fo:font-size="18pt" style:font-size-asian="18pt" style:font-size-complex="18pt"/>
    </style:style>
    <style:style style:name="P5" style:family="paragraph" style:parent-style-name="Standard">
      <style:paragraph-properties fo:margin-top="0in" fo:margin-bottom="0.139in" style:contextual-spacing="false"/>
      <style:text-properties fo:font-size="18pt" style:font-size-asian="18pt" style:font-size-complex="18pt"/>
    </style:style>
    <style:style style:name="P6" style:family="paragraph" style:parent-style-name="Heading_20_1">
      <style:text-properties fo:font-size="18pt" style:font-size-asian="18pt" style:font-size-complex="18pt"/>
    </style:style>
    <style:style style:name="P7" style:family="paragraph" style:parent-style-name="Standard">
      <style:paragraph-properties fo:margin-top="0in" fo:margin-bottom="0.1252in" style:contextual-spacing="false" fo:text-align="left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margin-top="0in" fo:margin-bottom="0.1252in" style:contextual-spacing="false" fo:text-align="left" style:justify-single-word="false"/>
      <style:text-properties officeooo:paragraph-rsid="00052073"/>
    </style:style>
    <style:style style:name="P9" style:family="paragraph" style:parent-style-name="Standard">
      <style:paragraph-properties fo:margin-top="0in" fo:margin-bottom="0.1252in" style:contextual-spacing="false" fo:text-align="left" style:justify-single-word="false"/>
      <style:text-properties fo:color="#1a1a1a" loext:opacity="100%" style:font-name="Arial" fo:font-size="18pt" fo:font-style="italic" style:text-underline-style="solid" style:text-underline-width="auto" style:text-underline-color="font-color" fo:font-weight="bold" style:font-name-asian="Arial2" style:font-size-asian="18pt" style:font-style-asian="italic" style:font-weight-asian="bold" style:font-name-complex="Arial2" style:font-size-complex="18pt" style:font-style-complex="italic" style:font-weight-complex="bold"/>
    </style:style>
    <style:style style:name="P10" style:family="paragraph" style:parent-style-name="Standard">
      <style:paragraph-properties fo:margin-top="0in" fo:margin-bottom="0.1252in" style:contextual-spacing="false" fo:text-align="left" style:justify-single-word="false"/>
      <style:text-properties fo:font-size="18pt" officeooo:paragraph-rsid="0003a72a" style:font-size-asian="18pt" style:font-size-complex="18pt"/>
    </style:style>
    <style:style style:name="P11" style:family="paragraph" style:parent-style-name="Standard">
      <style:paragraph-properties fo:margin-top="0in" fo:margin-bottom="0.1252in" style:contextual-spacing="false" fo:text-align="left" style:justify-single-word="false"/>
      <style:text-properties fo:color="#1a1a1a" loext:opacity="100%" style:font-name="Arial" fo:font-size="18pt" fo:font-weight="bold" officeooo:paragraph-rsid="0003a72a" style:font-name-asian="Arial2" style:font-size-asian="18pt" style:font-weight-asian="bold" style:font-name-complex="Arial2" style:font-size-complex="18pt" style:font-weight-complex="bold"/>
    </style:style>
    <style:style style:name="P12" style:family="paragraph" style:parent-style-name="Standard">
      <style:paragraph-properties fo:margin-top="0in" fo:margin-bottom="0.1252in" style:contextual-spacing="false" fo:text-align="left" style:justify-single-word="false"/>
      <style:text-properties fo:font-size="18pt" fo:font-weight="bold" officeooo:paragraph-rsid="0003a72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in" fo:margin-bottom="0.1252in" style:contextual-spacing="false" fo:text-align="left" style:justify-single-word="false"/>
      <style:text-properties fo:color="#1a1a1a" loext:opacity="100%" style:font-name="Arial" fo:font-size="18pt" fo:font-weight="normal" officeooo:paragraph-rsid="0003a72a" style:font-name-asian="Arial2" style:font-size-asian="18pt" style:font-weight-asian="normal" style:font-name-complex="Arial2" style:font-size-complex="18pt" style:font-weight-complex="normal"/>
    </style:style>
    <style:style style:name="T1" style:family="text">
      <style:text-properties fo:color="#61003f" loext:opacity="100%" style:font-name="Arial" fo:font-weight="bold" style:font-name-asian="Arial2" style:font-weight-asian="bold" style:font-name-complex="Arial2" style:font-weight-complex="bold"/>
    </style:style>
    <style:style style:name="T2" style:family="text">
      <style:text-properties fo:color="#0087c5" loext:opacity="100%" style:font-name="Arial" fo:font-weight="bold" style:font-name-asian="Arial2" style:font-weight-asian="bold" style:font-name-complex="Arial2" style:font-weight-complex="bold"/>
    </style:style>
    <style:style style:name="T3" style:family="text">
      <style:text-properties fo:color="#1a1a1a" loext:opacity="100%" style:font-name="Arial" fo:font-weight="normal" style:font-name-asian="Arial2" style:font-weight-asian="normal" style:font-name-complex="Arial2" style:font-weight-complex="normal"/>
    </style:style>
    <style:style style:name="T4" style:family="text">
      <style:text-properties fo:color="#1a1a1a" loext:opacity="100%" style:font-name="Arial" fo:font-weight="normal" officeooo:rsid="00052073" style:font-name-asian="Arial2" style:font-weight-asian="normal" style:font-name-complex="Arial2" style:font-weight-complex="normal"/>
    </style:style>
    <style:style style:name="T5" style:family="text">
      <style:text-properties fo:color="#1a1a1a" loext:opacity="100%" style:font-name="Arial" fo:font-weight="bold" officeooo:rsid="00052073" style:font-name-asian="Arial2" style:font-weight-asian="bold" style:font-name-complex="Arial2" style:font-weight-complex="bold"/>
    </style:style>
    <style:style style:name="T6" style:family="text">
      <style:text-properties fo:color="#1a1a1a" loext:opacity="100%"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T7" style:family="text">
      <style:text-properties fo:color="#1a1a1a" loext:opacity="100%" style:font-name="Arial" fo:font-style="italic" fo:font-weight="normal" style:font-name-asian="Arial2" style:font-style-asian="italic" style:font-weight-asian="normal" style:font-name-complex="Arial2" style:font-style-complex="italic" style:font-weight-complex="normal"/>
    </style:style>
    <style:style style:name="T8" style:family="text">
      <style:text-properties fo:color="#1a1a1a" loext:opacity="100%" style:font-name="Arial" fo:font-style="italic" fo:font-weight="normal" officeooo:rsid="0003a72a" style:font-name-asian="Arial2" style:font-style-asian="italic" style:font-weight-asian="normal" style:font-name-complex="Arial2" style:font-style-complex="italic" style:font-weight-complex="normal"/>
    </style:style>
    <style:style style:name="T9" style:family="text">
      <style:text-properties fo:color="#1a1a1a" loext:opacity="100%"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T10" style:family="text">
      <style:text-properties fo:color="#1a1a1a" loext:opacity="100%" style:font-name="Arial" fo:font-style="italic" style:text-underline-style="solid" style:text-underline-width="auto" style:text-underline-color="font-color" fo:font-weight="bold" officeooo:rsid="00052073" style:font-name-asian="Arial2" style:font-style-asian="italic" style:font-weight-asian="bold" style:font-name-complex="Arial2" style:font-style-complex="italic" style:font-weight-complex="bold"/>
    </style:style>
    <style:style style:name="T11" style:family="text">
      <style:text-properties fo:color="#1a1a1a" loext:opacity="100%" style:font-name="Arial" fo:font-style="italic" style:text-underline-style="none" fo:font-weight="bold" style:font-name-asian="Arial2" style:font-style-asian="italic" style:font-weight-asian="bold" style:font-name-complex="Arial2" style:font-style-complex="italic" style:font-weight-complex="bold"/>
    </style:style>
    <style:style style:name="T12" style:family="text">
      <style:text-properties fo:color="#1a1a1a" loext:opacity="100%" style:font-name="Arial" fo:font-style="italic" style:text-underline-style="solid" style:text-underline-width="auto" style:text-underline-color="font-color" fo:font-weight="normal" style:font-name-asian="Arial2" style:font-style-asian="italic" style:font-weight-asian="normal" style:font-name-complex="Arial2" style:font-style-complex="italic" style:font-weight-complex="normal"/>
    </style:style>
    <style:style style:name="T13" style:family="text">
      <style:text-properties fo:color="#61003f" loext:opacity="100%" fo:font-size="14pt" style:font-size-asian="14pt" style:font-size-complex="14pt"/>
    </style:style>
    <style:style style:name="T14" style:family="text">
      <style:text-properties fo:color="#1a1a1a" loext:opacity="100%" style:font-name="Arial" style:font-name-asian="Arial2" style:font-name-complex="Arial2"/>
    </style:style>
    <style:style style:name="T15" style:family="text">
      <style:text-properties fo:color="#1a1a1a" loext:opacity="100%" style:font-name="Arial" fo:font-style="italic" style:font-name-asian="Arial2" style:font-style-asian="italic" style:font-name-complex="Arial2" style:font-style-complex="italic"/>
    </style:style>
    <style:style style:name="T16" style:family="text">
      <style:text-properties fo:color="#1a1a1a" loext:opacity="100%" style:font-name="Arial" fo:font-style="italic" style:text-underline-style="solid" style:text-underline-width="auto" style:text-underline-color="font-color" style:font-name-asian="Arial2" style:font-style-asian="italic" style:font-name-complex="Arial2" style:font-style-complex="italic"/>
    </style:style>
    <style:style style:name="T17" style:family="text">
      <style:text-properties fo:color="#1a1a1a" loext:opacity="100%" style:font-name="Arial" officeooo:rsid="0003a72a" style:font-name-asian="Arial2" style:font-name-complex="Arial2"/>
    </style:style>
    <style:style style:name="T18" style:family="text">
      <style:text-properties fo:color="#1a1a1a" loext:opacity="100%" style:font-name="Arial" fo:font-style="italic" fo:font-weight="normal" officeooo:rsid="00052073" style:font-name-asian="Arial2" style:font-style-asian="italic" style:font-weight-asian="normal" style:font-name-complex="Arial2" style:font-style-complex="italic" style:font-weight-complex="normal"/>
    </style:style>
    <style:style style:name="T19" style:family="text">
      <style:text-properties fo:color="#1a1a1a" loext:opacity="100%" style:font-name="Arial" fo:font-style="italic" fo:font-weight="bold" officeooo:rsid="00052073" style:font-name-asian="Arial2" style:font-style-asian="italic" style:font-weight-asian="bold" style:font-name-complex="Arial2" style:font-style-complex="italic" style:font-weight-complex="bold"/>
    </style:style>
    <style:style style:name="T20" style:family="text">
      <style:text-properties fo:color="#1a1a1a" loext:opacity="100%" style:font-name="Arial" fo:font-weight="normal" officeooo:rsid="0003a72a" style:font-name-asian="Arial2" style:font-weight-asian="normal" style:font-name-complex="Arial2" style:font-weight-complex="normal"/>
    </style:style>
    <style:style style:name="T21" style:family="text">
      <style:text-properties fo:color="#61003f" loext:opacity="100%" style:font-name="Arial" fo:font-weight="normal" style:font-name-asian="Arial2" style:font-weight-asian="normal" style:font-name-complex="Arial2" style:font-weight-complex="normal"/>
    </style:style>
    <style:style style:name="T22" style:family="text">
      <style:text-properties fo:color="#0087c5" loext:opacity="100%" style:font-name="Arial" fo:font-weight="bold" officeooo:rsid="0003a72a" style:font-name-asian="Arial2" style:font-weight-asian="bold" style:font-name-complex="Arial2" style:font-weight-complex="bold"/>
    </style:style>
    <style:style style:name="T23" style:family="text">
      <style:text-properties fo:color="#666666" loext:opacity="100%" style:font-name="Arial" style:font-name-asian="Arial2" style:font-name-complex="Arial2"/>
    </style:style>
    <style:style style:name="T24" style:family="text">
      <style:text-properties fo:color="#61003f" loext:opacity="100%" style:font-name="Arial" style:font-name-asian="Arial2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uemanity for ALL by Troyski</text:span></text:p>
      <text:p text:style-name="P1"><text:span text:style-name="T2">About Huemanity for ALL</text:span></text:p>
      <text:p text:style-name="P2">The Story, The Mission, The Colors 🌈</text:p>
      <text:p text:style-name="P3">Dedicated to our beautiful people of the LGBTQ+, the Disabled, and all other similarly marginalized communities. </text:p>
      <text:p text:style-name="P4"/>
      <text:p text:style-name="P5"/>
      <text:h text:style-name="P6" text:outline-level="1">What Is Huemanity for ALL?</text:h>
      <text:p text:style-name="P7"><text:span text:style-name="T3">Huemanity for ALL is a color palette, gradient, and color wheel application designed to make beautiful, professional-quality color work accessible to everyone — artists, designers, developers, hobbyists, and anyone who loves color.</text:span></text:p>
      <text:p text:style-name="P7"><text:span text:style-name="T3">It was built by Troyski — an independent developer, creative technologist, and lifelong color enthusiast based in Northern California </text:span><text:span text:style-name="T4">who holds steadfast to the following core beliefs.</text:span><text:span text:style-name="T5"> <text:s/></text:span></text:p>
      <text:h text:style-name="P6" text:outline-level="1">The Mission</text:h>
      <text:p text:style-name="P7"><text:span text:style-name="T3">Huemanity for ALL is a colorful celebration of the beautiful diversity of the world, its people; its cultures; its languages,</text:span><text:span text:style-name="T6"> </text:span><text:span text:style-name="T7">and the </text:span><text:span text:style-name="T8">extremely </text:span><text:span text:style-name="T7">noble pursuit of</text:span><text:span text:style-name="T6"> </text:span><text:span text:style-name="T9">100% </text:span><text:span text:style-name="T10">Peace and </text:span><text:span text:style-name="T9">Equality</text:span><text:span text:style-name="T11"> </text:span><text:span text:style-name="T6">in Basic Human Rights, Freedom and Opportunity; Protection and Due Process under the law, </text:span><text:span text:style-name="T12">and above all</text:span><text:span text:style-name="T7">, </text:span><text:span text:style-name="T12">the right to live safely, freely and authentically as oneself, as one so chooses,</text:span><text:span text:style-name="T7"> </text:span><text:span text:style-name="T12">without the </text:span><text:soft-page-break/><text:span text:style-name="T12">threat of societal or institutional harassment, bullying and anything worse.</text:span></text:p>
      <text:p text:style-name="P8"><text:span text:style-name="T13"/></text:p>
      <text:p text:style-name="P9"/>
      <text:p text:style-name="P10"><text:span text:style-name="T3">And, as a byproduct of that, </text:span><text:span text:style-name="T12">there should also be a swift and adequate punishment to the full and fair extent of</text:span><text:span text:style-name="T9"> </text:span><text:span text:style-name="T12">the</text:span><text:span text:style-name="T9"> </text:span><text:span text:style-name="T12">law</text:span><text:span text:style-name="T7"> for anyone who is guilty of violating said noble pursuit.</text:span></text:p>
      <text:p text:style-name="P11"/>
      <text:p text:style-name="P12"><text:span text:style-name="T14">Otherwise, there is </text:span><text:span text:style-name="T15">no </text:span><text:span text:style-name="T16">real</text:span><text:span text:style-name="T15"> Humanity</text:span><text:span text:style-name="T14"> in this world, and we all see where that has </text:span><text:span text:style-name="T17">brought </text:span><text:span text:style-name="T14">us, haven't we??!!</text:span></text:p>
      <text:h text:style-name="P6" text:outline-level="1">Why $9.99?</text:h>
      <text:p text:style-name="P10"><text:span text:style-name="T3">Because Huemanity for </text:span><text:span text:style-name="T18">ALL</text:span><text:span text:style-name="T6"> </text:span><text:span text:style-name="T19">is for </text:span><text:span text:style-name="T10">ALL</text:span><text:span text:style-name="T3"> — even </text:span><text:span text:style-name="T4">for</text:span><text:span text:style-name="T3"> those with very little money.</text:span></text:p>
      <text:p text:style-name="P13">Great tools shouldn't be locked behind expensive subscriptions or paywalls.</text:p>
      <text:p text:style-name="P10"><text:span text:style-name="T3">And if even $9.99 is a stretch right now, two payments of $5.00 </text:span><text:span text:style-name="T20">and $4.99, <text:s/>over the course of 2 months </text:span><text:span text:style-name="T3">are available — no questions asked.</text:span></text:p>
      <text:p text:style-name="P7"><text:span text:style-name="T3">Your purchase directly supports an independent, retired, and disabled developer who built this out of passion and purpose. Every single sale matters more than you know. Thank you. 🙏</text:span></text:p>
      <text:h text:style-name="P6" text:outline-level="1">About The Developer</text:h>
      <text:p text:style-name="P10"><text:span text:style-name="T3">Troyski is a solo creative technologist with a background spanning color theory, UI/UX design, Python and </text:span><text:soft-page-break/><text:span text:style-name="T3">TypeScript development, and a deep love for </text:span><text:span text:style-name="T20">languages,</text:span><text:span text:style-name="T3"> </text:span><text:span text:style-name="T20">art, </text:span><text:span text:style-name="T3">music, culture, and people.</text:span></text:p>
      <text:p text:style-name="P13">HFA began as a personal tool and grew into something worth sharing with the world.</text:p>
      <text:p text:style-name="P7"><text:span text:style-name="T3">This software is a labor of love. It was not built by a corporation. It was built by one person, one line of code at a time, for all of you.</text:span></text:p>
      <text:h text:style-name="P6" text:outline-level="1">A Note On Hate</text:h>
      <text:p text:style-name="P7"><text:span text:style-name="T3">Huemanity for ALL has a zero-tolerance policy for hate. The Software may not be used in any expression of racism, prejudice, discrimination, or hatred of any kind. This is not a suggestion — it is a condition of your license. See the EULA for full details.</text:span></text:p>
      <text:p text:style-name="P7"><text:span text:style-name="T21">The world has enough darkness. We are here to add color. 🌈</text:span></text:p>
      <text:p text:style-name="P5"/>
      <text:h text:style-name="P6" text:outline-level="1">Get HFA</text:h>
      <text:p text:style-name="P7"><text:span text:style-name="T2">Purchase &amp; Download: https://gumroad.com/products/fydfiz</text:span></text:p>
      <text:p text:style-name="P7"><text:span text:style-name="T2">Critical Support </text:span><text:span text:style-name="T22">Questions </text:span><text:span text:style-name="T2">Only: troyski.designs@proton.me</text:span></text:p>
      <text:p text:style-name="P5"/>
      <text:p text:style-name="P5"/>
      <text:p text:style-name="P4"/>
      <text:p text:style-name="P1"><text:soft-page-break/><text:span text:style-name="T23">© 2026 Huemanity for ALL by Troyski <text:s/>— <text:s/>All Rights Reserved</text:span></text:p>
      <text:p text:style-name="P1"><text:span text:style-name="T24">Colors most beautiful when MIXED. 🌈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en" fo:country="U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25in" fo:margin-bottom="0.1252in" style:contextual-spacing="false"/>
      <style:text-properties fo:color="#61003f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665in" fo:margin-bottom="0.0835in" style:contextual-spacing="false"/>
      <style:text-properties fo:color="#0087c5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4-17T09:02:22.499000000</meta:creation-date>
    <dc:date>2026-04-17T15:28:18.846558100</dc:date>
    <meta:editing-duration>PT11H30M15S</meta:editing-duration>
    <meta:document-statistic meta:table-count="0" meta:image-count="0" meta:object-count="0" meta:page-count="4" meta:paragraph-count="28" meta:word-count="470" meta:character-count="2859" meta:non-whitespace-character-count="2405"/>
    <meta:generator>LibreOffice/26.2.1.2$Windows_X86_64 LibreOffice_project/620$Build-2</meta:generator>
  </office:meta>
</office:document-meta>
</file>